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Microsoft Yahei" svg:font-family="'Microsoft Yahei', Arial, Helvetica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694in" table:align="left"/>
    </style:style>
    <style:style style:name="Table1.A" style:family="table-column">
      <style:table-column-properties style:column-width="0.5972in"/>
    </style:style>
    <style:style style:name="Table1.B" style:family="table-column">
      <style:table-column-properties style:column-width="0.4931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.0521in" fo:border="0.05pt solid #cccccc"/>
    </style:style>
    <style:style style:name="Table1.2" style:family="table-row">
      <style:table-row-properties fo:background-color="#f7f7f7">
        <style:background-image/>
      </style:table-row-properties>
    </style:style>
    <style:style style:name="Table2" style:family="table">
      <style:table-properties style:width="2.5694in" table:align="left"/>
    </style:style>
    <style:style style:name="Table2.A" style:family="table-column">
      <style:table-column-properties style:column-width="0.5972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.0521in" fo:border="0.05pt solid #cccccc"/>
    </style:style>
    <style:style style:name="Table2.2" style:family="table-row">
      <style:table-row-properties fo:background-color="#f7f7f7">
        <style:background-image/>
      </style:table-row-properties>
    </style:style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/>
      <style:text-properties fo:background-color="#ffffff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/>
      <style:text-properties fo:color="#333333" fo:background-color="#ffffff" loext:padding="0in" loext:border="none"/>
    </style:style>
    <style:style style:name="P4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5" style:family="paragraph" style:parent-style-name="Text_20_body" style:list-style-name="L1">
      <style:paragraph-properties fo:margin-left="0.4689in" fo:margin-right="0.052in" fo:margin-top="0in" fo:margin-bottom="0in" loext:contextual-spacing="false" style:line-height-at-least="0.2291in" fo:text-indent="0in" style:auto-text-indent="false" fo:padding="0in" fo:border="none"/>
      <style:text-properties fo:color="#333333" style:font-name="Microsoft YaHei" fo:font-size="12pt" fo:background-color="#ffffff" loext:padding="0in" loext:border="none"/>
    </style:style>
    <style:style style:name="P6" style:family="paragraph" style:parent-style-name="Text_20_body" style:list-style-name="L1">
      <style:paragraph-properties fo:margin-left="0.4689in" fo:margin-right="0.052in" fo:margin-top="0in" fo:margin-bottom="0in" loext:contextual-spacing="false" style:line-height-at-least="0.2291in" fo:text-indent="0in" style:auto-text-indent="false" fo:padding="0in" fo:border="none"/>
      <style:text-properties fo:color="#333333" fo:background-color="#ffffff" loext:padding="0in" loext:border="none"/>
    </style:style>
    <style:style style:name="P7" style:family="paragraph" style:parent-style-name="Text_20_body" style:list-style-name="L1">
      <style:paragraph-properties fo:margin-left="0.4689in" fo:margin-right="0.052in" fo:margin-top="0in" fo:margin-bottom="0in" loext:contextual-spacing="false" style:line-height-at-least="0.2291in" fo:text-indent="0in" style:auto-text-indent="false" fo:padding="0in" fo:border="none"/>
      <style:text-properties fo:color="#3030ee" style:font-name="Microsoft YaHei" fo:font-size="12pt" fo:background-color="#ffffff" loext:padding="0in" loext:border="none"/>
    </style:style>
    <style:style style:name="P8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9" style:family="paragraph" style:parent-style-name="Heading_20_3">
      <style:paragraph-properties fo:margin-left="0.1252in" fo:margin-right="0.1252in" fo:margin-top="0in" fo:margin-bottom="0in" loext:contextual-spacing="false" style:line-height-at-least="0.1665in" fo:text-indent="0in" style:auto-text-indent="false" fo:padding="0in" fo:border="none"/>
      <style:text-properties fo:color="#333333" fo:background-color="#ffffff" style:font-name-asian="Microsoft YaHei" style:font-size-asian="12pt" style:font-weight-asian="bold" loext:padding="0in" loext:border="none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style:line-height-at-least="0.2291in" fo:text-align="start" style:justify-single-word="false" fo:text-indent="0in" style:auto-text-indent="false"/>
      <style:text-properties fo:color="#4f4f4f" fo:background-color="#ffffff" style:font-name-asian="Microsoft YaHei" style:font-size-asian="10.5pt" style:font-weight-asian="normal" loext:padding="0in" loext:border="none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style:line-height-at-least="0.2291in" fo:text-align="start" style:justify-single-word="false" fo:text-indent="0in" style:auto-text-indent="false"/>
      <style:text-properties fo:color="#4f4f4f" style:font-name="Microsoft YaHei" fo:font-size="10.5pt" fo:font-weight="normal" fo:background-color="#ffffff" loext:padding="0in" loext:border="none"/>
    </style:style>
    <style:style style:name="T1" style:family="text">
      <style:text-properties style:font-name="Microsoft YaHei"/>
    </style:style>
    <style:style style:name="T2" style:family="text">
      <style:text-properties style:font-name="Microsoft YaHei" fo:font-size="18pt" fo:font-style="normal" fo:font-weight="normal"/>
    </style:style>
    <style:style style:name="T3" style:family="text">
      <style:text-properties style:font-name="Microsoft YaHei" fo:font-size="10.5pt"/>
    </style:style>
    <style:style style:name="T4" style:family="text">
      <style:text-properties style:font-name="Microsoft YaHei" fo:font-size="12pt"/>
    </style:style>
    <style:style style:name="T5" style:family="text">
      <style:text-properties style:font-name-asian="Microsoft YaHei" style:font-size-asian="18pt" style:font-style-asian="normal" style:font-weight-asian="normal"/>
    </style:style>
    <style:style style:name="T6" style:family="text">
      <style:text-properties style:font-name-asian="Microsoft YaHei" style:font-size-asian="10.5pt"/>
    </style:style>
    <style:style style:name="T7" style:family="text">
      <style:text-properties fo:color="#333333" style:font-name="Microsoft Yahei" fo:font-size="10.5pt"/>
    </style:style>
    <style:style style:name="T8" style:family="text">
      <style:text-properties fo:color="#333333" style:font-name-asian="Microsoft Yahei" style:font-size-asian="10.5pt"/>
    </style:style>
    <style:style style:name="T9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10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1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2" style:family="text">
      <style:text-properties fo:color="#6795b5" style:text-line-through-style="none" style:text-line-through-type="none" style:text-underline-style="none" style:text-blinking="false" style:font-name-asian="Microsoft YaHei" loext:padding="0in" loext:border="none"/>
    </style:style>
    <style:style style:name="T13" style:family="text">
      <style:text-properties fo:color="#6795b5" style:text-line-through-style="none" style:text-line-through-type="none" style:font-name="Microsoft YaHei" style:text-underline-style="none" style:text-blinking="false" loext:padding="0in" loext:border="none"/>
    </style:style>
    <style:style style:name="T14" style:family="text">
      <style:text-properties style:font-name="apple-system" loext:padding="0in" loext:border="none"/>
    </style:style>
    <style:style style:name="T15" style:family="text">
      <style:text-properties style:font-name-complex="apple-system" loext:padding="0in" loext:border="none"/>
    </style:style>
    <style:style style:name="T16" style:family="text">
      <style:text-properties style:font-name="Microsoft Yahei" fo:font-size="10.5pt"/>
    </style:style>
    <style:style style:name="T17" style:family="text">
      <style:text-properties style:font-name-asian="Microsoft Yahei" style:font-size-asian="10.5pt"/>
    </style:style>
    <style:style style:name="T18" style:family="text">
      <style:text-properties fo:color="#5374b0"/>
    </style:style>
    <style:style style:name="T19" style:family="text">
      <style:text-properties fo:color="#1861a7"/>
    </style:style>
    <style:style style:name="T20" style:family="text">
      <style:text-properties fo:color="#cf9511"/>
    </style:style>
    <style:style style:name="T21" style:family="text">
      <style:text-properties fo:color="#d11ced"/>
    </style:style>
    <style:style style:name="T22" style:family="text">
      <style:text-properties fo:color="#3030ee"/>
    </style:style>
    <style:style style:name="T23" style:family="text">
      <style:text-properties fo:color="#3030ee" style:font-name="Microsoft YaHei" fo:font-size="12pt"/>
    </style:style>
    <style:style style:name="T24" style:family="text">
      <style:text-properties fo:color="#ff3030" fo:font-weight="bold"/>
    </style:style>
    <style:style style:name="T25" style:family="text">
      <style:text-properties fo:color="#38ad24" style:font-name="Microsoft YaHei" fo:font-size="12pt"/>
    </style:style>
    <style:style style:name="T26" style:family="text">
      <style:text-properties fo:color="#38ad24" style:font-name-asian="Microsoft YaHei" style:font-size-asian="12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2"><text:line-break/></text:span><text:span text:style-name="T5">大端方式和小端方式</text:span></text:h>
      <text:p text:style-name="P4"><text:span text:style-name="T9">2018</text:span><text:span text:style-name="T10">年</text:span><text:span text:style-name="T9">04</text:span><text:span text:style-name="T10">月</text:span><text:span text:style-name="T9">24</text:span><text:span text:style-name="T10">日 </text:span><text:span text:style-name="T9">18:10:49 </text:span><text:a xlink:type="simple" xlink:href="https://me.csdn.net/zx013650" office:target-frame-name="_blank" xlink:show="new" text:style-name="Internet_20_link" text:visited-style-name="Visited_20_Internet_20_Link"><text:span text:style-name="T11">zx013650</text:span></text:a><text:span text:style-name="T9"> </text:span><text:span text:style-name="T10">阅读数 </text:span><text:span text:style-name="T9">995</text:span></text:p>
      <text:section text:style-name="Sect1" text:name="article_content">
        <text:p text:style-name="P1"/>
        <text:section text:style-name="Sect1" text:name="content_views">
          <text:p text:style-name="P1"><text:a xlink:type="simple" xlink:href="https://blog.csdn.net/czg13548930186/article/details/72874798" text:style-name="Internet_20_link" text:visited-style-name="Visited_20_Internet_20_Link"><text:span text:style-name="T12">原地址：</text:span></text:a><text:a xlink:type="simple" xlink:href="https://blog.csdn.net/czg13548930186/article/details/72874798" text:style-name="Internet_20_link" text:visited-style-name="Visited_20_Internet_20_Link"><text:span text:style-name="T13">https://blog.csdn.net/czg13548930186/article/details/72874798</text:span></text:a><text:span text:style-name="T14"> </text:span><text:span text:style-name="T15">﻿﻿</text:span></text:p>
          <text:p text:style-name="P2"><text:span text:style-name="T8">大端和小端是指数据在内存中的存储模式，它由 </text:span><text:span text:style-name="T7">CPU </text:span><text:span text:style-name="T8">决定：</text:span><text:span text:style-name="T1"><text:line-break/></text:span><text:span text:style-name="T7">1) </text:span><text:span text:style-name="T17">大端模式（</text:span><text:span text:style-name="T16">Big-endian</text:span><text:span text:style-name="T17">）</text:span><text:span text:style-name="T8">是指将数据的低位（比如 </text:span><text:span text:style-name="T7">1234 </text:span><text:span text:style-name="T8">中的 </text:span><text:span text:style-name="T7">34 </text:span><text:span text:style-name="T8">就是低位）放在内存的高地址上，而数据的高位（比如 </text:span><text:span text:style-name="T7">1234 </text:span><text:span text:style-name="T8">中的 </text:span><text:span text:style-name="T7">12 </text:span><text:span text:style-name="T8">就是高位）放在内存的低地址上。这种存储模式有点儿类似于把数据当作字符串顺序处理，地址由小到大增加，而数据从高位往低位存放。</text:span><text:span text:style-name="T1"><text:line-break/><text:line-break/></text:span><text:span text:style-name="T7">2) </text:span><text:span text:style-name="T17">小端模式（</text:span><text:span text:style-name="T16">Little-endian</text:span><text:span text:style-name="T17">）</text:span><text:span text:style-name="T8">是指将数据的低位放在内存的低地址上，而数据的高位放在内存的高地址上。这种存储模式将地址的高低和数据的大小结合起来，高地址存放数值较大的部分，低地址存放数值较小的部分，这和我们的思维习惯是一致，比较容易理解。</text:span></text:p>
          <text:h text:style-name="P9" text:outline-level="3">为什么有大小端模式之分</text:h>
          <text:p text:style-name="P2"><text:span text:style-name="T8">计算机中的数据是以字节（</text:span><text:span text:style-name="T7">Byte</text:span><text:span text:style-name="T8">）为单位存储的，每个字节都有不同的地址。现代 </text:span><text:span text:style-name="T7">CPU </text:span><text:span text:style-name="T8">的位数（可以理解为一次能处理的数据的位数）都超过了 </text:span><text:span text:style-name="T7">8 </text:span><text:span text:style-name="T8">位（一个字节），</text:span><text:span text:style-name="T7">PC</text:span><text:span text:style-name="T8">机、服务器的 </text:span><text:span text:style-name="T7">CPU </text:span><text:span text:style-name="T8">基本都是 </text:span><text:span text:style-name="T7">64 </text:span><text:span text:style-name="T8">位的，嵌入式系统或单片机系统仍然在使用 </text:span><text:span text:style-name="T7">32 </text:span><text:span text:style-name="T8">位和 </text:span><text:span text:style-name="T7">16 </text:span><text:span text:style-name="T8">位的 </text:span><text:span text:style-name="T7">CPU</text:span><text:span text:style-name="T8">。</text:span><text:span text:style-name="T1"><text:line-break/><text:line-break/></text:span><text:span text:style-name="T8">对于一次能处理多个字节的</text:span><text:span text:style-name="T7">CPU</text:span><text:span text:style-name="T8">，必然存在着如何安排多个字节的问题，也就是大端和小端模式。以 </text:span><text:span text:style-name="T7">int </text:span><text:span text:style-name="T8">类型的 </text:span><text:span text:style-name="T7">0x12345678 </text:span><text:span text:style-name="T8">为例，它占用 </text:span><text:span text:style-name="T7">4 </text:span><text:span text:style-name="T8">个字节，如果是小端模式（</text:span><text:span text:style-name="T7">Little-endian</text:span><text:span text:style-name="T8">），那么在内存中的分布情况为（假设从地址 </text:span><text:span text:style-name="T7">0x 4000 </text:span><text:span text:style-name="T8">开始存放）：</text:span></text:p>
          <table:table table:name="Table1" table:style-name="Table1">
            <table:table-column table:style-name="Table1.A"/>
            <table:table-column table:style-name="Table1.B" table:number-columns-repeated="4"/>
            <table:table-row table:style-name="Table1.1">
              <table:table-cell table:style-name="Table1.A1" office:value-type="string">
                <text:p text:style-name="P10">内存地址</text:p>
              </table:table-cell>
              <table:table-cell table:style-name="Table1.A1" office:value-type="string">
                <text:p text:style-name="P11">0x4000</text:p>
              </table:table-cell>
              <table:table-cell table:style-name="Table1.A1" office:value-type="string">
                <text:p text:style-name="P11">0x4001</text:p>
              </table:table-cell>
              <table:table-cell table:style-name="Table1.A1" office:value-type="string">
                <text:p text:style-name="P11">0x4002</text:p>
              </table:table-cell>
              <table:table-cell table:style-name="Table1.A1" office:value-type="string">
                <text:p text:style-name="P11">0x4003</text:p>
              </table:table-cell>
            </table:table-row>
            <table:table-row table:style-name="Table1.2">
              <table:table-cell table:style-name="Table1.A1" office:value-type="string">
                <text:p text:style-name="P10">存放内容</text:p>
              </table:table-cell>
              <table:table-cell table:style-name="Table1.A1" office:value-type="string">
                <text:p text:style-name="P11">0x78</text:p>
              </table:table-cell>
              <table:table-cell table:style-name="Table1.A1" office:value-type="string">
                <text:p text:style-name="P11">0x56</text:p>
              </table:table-cell>
              <table:table-cell table:style-name="Table1.A1" office:value-type="string">
                <text:p text:style-name="P11">0x34</text:p>
              </table:table-cell>
              <table:table-cell table:style-name="Table1.A1" office:value-type="string">
                <text:p text:style-name="P11">0x12</text:p>
              </table:table-cell>
            </table:table-row>
          </table:table>
          <text:p text:style-name="P2"><text:span text:style-name="T1"><text:line-break/></text:span><text:span text:style-name="T8">如果是大端模式（</text:span><text:span text:style-name="T7">Big-endian</text:span><text:span text:style-name="T8">），那么分布情况正好相反：</text:span></text:p>
          <table:table table:name="Table2" table:style-name="Table2">
            <table:table-column table:style-name="Table2.A"/>
            <table:table-column table:style-name="Table2.B" table:number-columns-repeated="4"/>
            <table:table-row table:style-name="Table2.1">
              <table:table-cell table:style-name="Table2.A1" office:value-type="string">
                <text:p text:style-name="P10">内存地址</text:p>
              </table:table-cell>
              <table:table-cell table:style-name="Table2.A1" office:value-type="string">
                <text:p text:style-name="P11">0x4000</text:p>
              </table:table-cell>
              <table:table-cell table:style-name="Table2.A1" office:value-type="string">
                <text:p text:style-name="P11">0x4001</text:p>
              </table:table-cell>
              <table:table-cell table:style-name="Table2.A1" office:value-type="string">
                <text:p text:style-name="P11">0x4002</text:p>
              </table:table-cell>
              <table:table-cell table:style-name="Table2.A1" office:value-type="string">
                <text:p text:style-name="P11">0x4003</text:p>
              </table:table-cell>
            </table:table-row>
            <table:table-row table:style-name="Table2.2">
              <table:table-cell table:style-name="Table2.A1" office:value-type="string">
                <text:p text:style-name="P10">存放内容</text:p>
              </table:table-cell>
              <table:table-cell table:style-name="Table2.A1" office:value-type="string">
                <text:p text:style-name="P11">0x12</text:p>
              </table:table-cell>
              <table:table-cell table:style-name="Table2.A1" office:value-type="string">
                <text:p text:style-name="P11">0x34</text:p>
              </table:table-cell>
              <table:table-cell table:style-name="Table2.A1" office:value-type="string">
                <text:p text:style-name="P11">0x56</text:p>
              </table:table-cell>
              <table:table-cell table:style-name="Table2.A1" office:value-type="string">
                <text:p text:style-name="P11">0x78</text:p>
              </table:table-cell>
            </table:table-row>
          </table:table>
          <text:p text:style-name="P3"><text:span text:style-name="T3"><text:line-break/></text:span><text:span text:style-name="T6">我们的 </text:span><text:span text:style-name="T3">PC </text:span><text:span text:style-name="T6">机上使用的是 </text:span><text:span text:style-name="T3">X86 </text:span><text:span text:style-name="T6">结构的 </text:span><text:span text:style-name="T3">CPU</text:span><text:span text:style-name="T6">，它是小端模式；</text:span><text:span text:style-name="T3">51 </text:span><text:span text:style-name="T6">单片机是大端模式；很多 </text:span><text:span text:style-name="T3">ARM</text:span><text:span text:style-name="T6">、</text:span><text:span text:style-name="T3">DSP </text:span><text:span text:style-name="T6">也是小端模式（部分 </text:span><text:span text:style-name="T3">ARM </text:span><text:span text:style-name="T6">处理器还可以由硬件来选择是大端模式还是小端模式）。</text:span></text:p>
          <text:p text:style-name="P2"><text:span text:style-name="T1"><text:line-break/></text:span><text:span text:style-name="T8">借助共用体，我们可以检测 </text:span><text:span text:style-name="T7">CPU </text:span><text:span text:style-name="T8">是大端模式还是小端模式，请看代码：</text:span></text:p>
          <text:list xml:id="list8283592682690014878" text:style-name="L1">
            <text:list-item>
              <text:p text:style-name="P5"><text:span text:style-name="T18">#include</text:span> <text:span text:style-name="T19">&lt;stdio.h&gt;</text:span></text:p>
            </text:list-item>
            <text:list-item>
              <text:p text:style-name="P5"><text:span text:style-name="T20">int</text:span> <text:span text:style-name="T21">main</text:span><text:span text:style-name="T22">(){</text:span></text:p>
            </text:list-item>
            <text:list-item>
              <text:p text:style-name="P5"><text:soft-page-break/><text:span text:style-name="T24">union</text:span><text:span text:style-name="T22">{</text:span></text:p>
            </text:list-item>
            <text:list-item>
              <text:p text:style-name="P5"><text:span text:style-name="T20">int</text:span> n<text:span text:style-name="T22">;</text:span></text:p>
            </text:list-item>
            <text:list-item>
              <text:p text:style-name="P5"><text:span text:style-name="T20">char</text:span> ch<text:span text:style-name="T22">;</text:span></text:p>
            </text:list-item>
            <text:list-item>
              <text:p text:style-name="P5"><text:span text:style-name="T22">}</text:span> data<text:span text:style-name="T22">;</text:span></text:p>
            </text:list-item>
            <text:list-item>
              <text:p text:style-name="P6"><text:span text:style-name="T4">data</text:span><text:span text:style-name="T23">.</text:span><text:span text:style-name="T4">n </text:span><text:span text:style-name="T23">=</text:span><text:span text:style-name="T4"> 0x00000001</text:span><text:span text:style-name="T23">;</text:span><text:span text:style-name="T4"> </text:span><text:span text:style-name="T25">//</text:span><text:span text:style-name="T26">也可以直接写作 </text:span><text:span text:style-name="T25">data.n = 1;</text:span></text:p>
            </text:list-item>
            <text:list-item>
              <text:p text:style-name="P5"><text:span text:style-name="T24">if</text:span><text:span text:style-name="T22">(</text:span>data<text:span text:style-name="T22">.</text:span>ch <text:span text:style-name="T22">==</text:span> 1<text:span text:style-name="T22">){</text:span></text:p>
            </text:list-item>
            <text:list-item>
              <text:p text:style-name="P5"><text:span text:style-name="T21">printf</text:span><text:span text:style-name="T22">(</text:span><text:span text:style-name="T19">"Little-endian\n"</text:span><text:span text:style-name="T22">);</text:span></text:p>
            </text:list-item>
            <text:list-item>
              <text:p text:style-name="P5"><text:span text:style-name="T22">}</text:span><text:span text:style-name="T24">else</text:span><text:span text:style-name="T22">{</text:span></text:p>
            </text:list-item>
            <text:list-item>
              <text:p text:style-name="P5"><text:span text:style-name="T21">printf</text:span><text:span text:style-name="T22">(</text:span><text:span text:style-name="T19">"Big-endian\n"</text:span><text:span text:style-name="T22">);</text:span></text:p>
            </text:list-item>
            <text:list-item>
              <text:p text:style-name="P7">}</text:p>
            </text:list-item>
            <text:list-item>
              <text:p text:style-name="P5"><text:span text:style-name="T24">return</text:span> 0<text:span text:style-name="T22">;</text:span></text:p>
            </text:list-item>
            <text:list-item>
              <text:p text:style-name="P7">}</text:p>
            </text:list-item>
          </text:list>
          <text:p text:style-name="P2"><text:span text:style-name="T8">在</text:span><text:span text:style-name="T7">PC</text:span><text:span text:style-name="T8">机上的运行结果：</text:span><text:span text:style-name="T1"><text:line-break/></text:span><text:span text:style-name="T7">Little-endian</text:span><text:span text:style-name="T1"><text:line-break/><text:line-break/></text:span><text:span text:style-name="T8">共用体的各个成员是共用一段内存的。</text:span><text:span text:style-name="T7">1 </text:span><text:span text:style-name="T8">是数据的低位，如果 </text:span><text:span text:style-name="T7">1 </text:span><text:span text:style-name="T8">被存储在 </text:span><text:span text:style-name="T7">data </text:span><text:span text:style-name="T8">的低字节，就是小端模式，这个时候 </text:span><text:span text:style-name="T7">data.ch </text:span><text:span text:style-name="T8">的值也是 </text:span><text:span text:style-name="T7">1</text:span><text:span text:style-name="T8">。如果 </text:span><text:span text:style-name="T7">1 </text:span><text:span text:style-name="T8">被存储在 </text:span><text:span text:style-name="T7">data </text:span><text:span text:style-name="T8">的高字节，就是大端模式，这个时候 </text:span><text:span text:style-name="T7">data.ch </text:span><text:span text:style-name="T8">的值就是 </text:span><text:span text:style-name="T7">0</text:span><text:span text:style-name="T8">。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Microsoft Yahei" svg:font-family="'Microsoft Yahei', Arial, Helvetica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8:12:54.666304842</meta:creation-date>
    <dc:date>2019-08-27T18:13:25.075862147</dc:date>
    <meta:editing-duration>PT30S</meta:editing-duration>
    <meta:editing-cycles>1</meta:editing-cycles>
    <meta:document-statistic meta:table-count="2" meta:image-count="0" meta:object-count="0" meta:page-count="2" meta:paragraph-count="44" meta:word-count="797" meta:character-count="1314" meta:non-whitespace-character-count="1222"/>
    <meta:generator>LibreOffice/5.1.6.2$Linux_X86_64 LibreOffice_project/10m0$Build-2</meta:generator>
  </office:meta>
</office:document-meta>
</file>